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3cm" fo:margin-bottom="0cm"/>
    </style:style>
    <style:style style:name="P6" style:family="paragraph">
      <style:paragraph-properties fo:margin-top="0.4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none" style:font-size-asian="48pt" style:font-size-complex="48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fo:font-size="28pt" style:font-size-asian="36pt" style:font-size-complex="36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style:text-underline-style="none" style:font-size-asian="36pt" style:font-size-complex="36pt"/>
    </style:style>
    <style:style style:name="T14" style:family="text">
      <style:text-properties fo:font-size="28pt" style:text-underline-style="solid" style:text-underline-width="auto" style:text-underline-color="font-color" style:font-size-asian="36pt" style:font-size-complex="36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8pt" style:font-size-asian="40pt" style:font-size-complex="40pt"/>
    </style:style>
    <style:style style:name="T17" style:family="text">
      <style:text-properties fo:font-size="28pt" fo:font-style="italic" style:font-size-asian="40pt" style:font-style-asian="italic" style:font-size-complex="40pt" style:font-style-complex="italic"/>
    </style:style>
    <style:style style:name="T18" style:family="text">
      <style:text-properties fo:font-size="22pt" style:font-size-asian="28pt" style:font-size-complex="28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6pt" style:font-size-complex="26pt"/>
    </style:style>
    <style:style style:name="T21" style:family="text">
      <style:text-properties fo:font-size="22pt" fo:font-weight="bold" style:font-size-asian="28pt" style:font-weight-asian="bold" style:font-size-complex="28pt" style:font-weight-complex="bold"/>
    </style:style>
    <style:style style:name="T22" style:family="text">
      <style:text-properties fo:font-size="16pt" fo:font-style="italic" style:font-size-asian="22pt" style:font-style-asian="italic" style:font-size-complex="22pt" style:font-style-complex="italic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awspec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esting Plan</text:p>
            <text:p/>
            <text:p>Richard Elkins</text:p>
            <text:p>2021-11-09 (v4)</text:p>
            <text:p/>
            <text:p><text:span text:style-name="T1"><text:a xlink:href="https://github.com/UCBerkeleySETI/rawspec_testing" xlink:type="simple">https://github.com/UCBerkeleySETI/rawspec_testing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awspec Current Stat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rst stage in multiple production work flows that generate science products for downstream processing and analysis.</text:p>
              </text:list-item>
              <text:list-item>
                <text:p text:style-name="P4">Rawspec github repository: <text:a xlink:href="https://github.com/UCBerkeleySETI/rawspec" xlink:type="simple">https://github.com/UCBerkeleySETI/rawspec</text:a></text:p>
              </text:list-item>
              <text:list-item>
                <text:p>Pull Requests</text:p>
                <text:list>
                  <text:list-item>
                    <text:p>Proposed bug fixes and feature enhancements.</text:p>
                  </text:list-item>
                  <text:list-item>
                    <text:p>Unknown side effects (if any) on the current source 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Requirements</text:p>
          </draw:text-box>
        </draw:frame>
        <draw:frame presentation:style-name="pr4" draw:text-style-name="P1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 text:style-name="P4">Input data coverage:</text:p>
                <text:list>
                  <text:list-item>
                    <text:p>Single polarization GBT .raw files.</text:p>
                  </text:list-item>
                  <text:list-item>
                    <text:p>Dynamically generate multipolarisation data (rawspectest)</text:p>
                  </text:list-item>
                  <text:list-item>
                    <text:p>ATA-supplied specialised files for multi-antenna, incoherent summing, and 4bit data.</text:p>
                  </text:list-item>
                </text:list>
              </text:list-item>
              <text:list-item>
                <text:p>Assistance from Matt Lebofsky for the GBT files.</text:p>
              </text:list-item>
              <text:list-item>
                <text:p>Automated repeatable testing scripts:</text:p>
                <text:list>
                  <text:list-item>
                    <text:p>Generate the <text:span text:style-name="T2">Baseline Data</text:span>, a collection of correct results, based on known stable versions of rawspec, blimpy, and turbo_seti.</text:p>
                  </text:list-item>
                  <text:list-item>
                    <text:p>PR Tryout preparation (git clone PR, make, etc.). </text:p>
                  </text:list-item>
                  <text:list-item>
                    <text:p>Generation of <text:span text:style-name="T2">Trial Data</text:span><text:span text:style-name="T3"> using the PR code</text:span>.</text:p>
                  </text:list-item>
                  <text:list-item>
                    <text:p>Evaluate the Trial Data against the Baseline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High-level Design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Prior to Entertaining Pull Requests, we need correct results in the Baseline Data.</text:span></text:p>
                <text:p><text:span text:style-name="T3"/></text:p>
                <text:p text:style-name="P4"><text:span text:style-name="T5">Generate the Baseline Data</text:span></text:p>
                <text:list>
                  <text:list-item>
                    <text:p><text:span text:style-name="T6">Using the turbo_seti top hit table (.dat), generate a table of selected fields (frequency, drift rate, etc.).</text:span></text:p>
                    <text:list>
                      <text:list-header>
                        <text:p text:style-name="P5"><text:span text:style-name="T7">0000.raw → .fil → .h5 → .dat → .tbl_dat</text:span></text:p>
                        <text:p text:style-name="P5"><text:span text:style-name="T7">0000.raw <text:s/>→→</text:span><text:span text:style-name="T8">→ <text:s/>.h5 → .dat → .tbl_dat</text:span></text:p>
                      </text:list-header>
                    </text:list>
                  </text:list-item>
                  <text:list-item>
                    <text:p><text:span text:style-name="T6">Using the Filterbank header information, generate a table of (key, value) pairs (fch1, foff, etc.).</text:span></text:p>
                    <text:list>
                      <text:list-header>
                        <text:p text:style-name="P5"><text:span text:style-name="T7">.h5 → .tbl_hdr</text:span></text:p>
                      </text:list-header>
                    </text:list>
                  </text:list-item>
                  <text:list-item>
                    <text:p><text:span text:style-name="T9">Discard intermediate files (</text:span><text:span text:style-name="T6">.fil, .h5, .dat, and .log).</text:span></text:p>
                  </text:list-item>
                  <text:list-item>
                    <text:p><text:span text:style-name="T6">Run rawspectest for 8- and 16-bit data.</text:span></text:p>
                    <text:list>
                      <text:list-item>
                        <text:p><text:span text:style-name="T8">Redirect stderr and stdout to files.</text:span></text:p>
                      </text:list-item>
                      <text:list-item>
                        <text:p><text:span text:style-name="T8">Make sure that stderr is empty.</text:span></text:p>
                      </text:list-item>
                      <text:list-item>
                        <text:p><text:span text:style-name="T8">From stdout, convert the “output product” text lines into .tbl_npols entrie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High-level Design (cont.)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0">PR Tryout</text:span></text:p>
                <text:p text:style-name="P4"><text:span text:style-name="T11"/></text:p>
                <text:p text:style-name="P4"><text:span text:style-name="T12">Generate the Trial Data</text:span></text:p>
                <text:list>
                  <text:list-header>
                    <text:p><text:span text:style-name="T6">Follow the </text:span><text:span text:style-name="T13">Baseline Data</text:span><text:span text:style-name="T6"> generation steps but target the </text:span><text:span text:style-name="T13">Trial Data</text:span><text:span text:style-name="T6">.</text:span></text:p>
                    <text:p/>
                  </text:list-header>
                </text:list>
                <text:p><text:span text:style-name="T5">Evaluate the Trial Data against the Baseline Data</text:span></text:p>
                <text:list>
                  <text:list-item text:start-value="1">
                    <text:p><text:span text:style-name="T6">Compare </text:span><text:span text:style-name="T14">trial</text:span><text:span text:style-name="T6"> .tbl_hdr files to their counterparts in the </text:span><text:span text:style-name="T14">baseline</text:span><text:span text:style-name="T6">.</text:span></text:p>
                  </text:list-item>
                  <text:list-item>
                    <text:p><text:span text:style-name="T9">Compare </text:span><text:span text:style-name="T15">trial</text:span><text:span text:style-name="T9"> .tbl_data files to their</text:span><text:span text:style-name="T6"> counterparts in the </text:span><text:span text:style-name="T14">baseline</text:span><text:span text:style-name="T6">.</text:span></text:p>
                  </text:list-item>
                  <text:list-item>
                    <text:p text:style-name="P6"><text:span text:style-name="T9">Compare the </text:span><text:span text:style-name="T15">trial</text:span><text:span text:style-name="T9"> .tbl_npols file to </text:span><text:span text:style-name="T6">its counterpart in the </text:span><text:span text:style-name="T14">baseline</text:span><text:span text:style-name="T6">.</text:span></text:p>
                  </text:list-item>
                  <text:list-item>
                    <text:p><text:span text:style-name="T6">Report success and failure instances.</text:span></text:p>
                  </text:list-item>
                </text:list>
                <text:p/>
                <text:p><text:span text:style-name="T16">Note about comparing: Use </text:span><text:span text:style-name="T17">numpy.isclose(…, rtol=...)</text:span><text:span text:style-name="T16"> for floating-point elements.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<text:line-break/>Prerequisites</text:p>
          </draw:text-box>
        </draw:frame>
        <draw:frame presentation:style-name="pr4" draw:text-style-name="P1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 text:style-name="P4"><text:span text:style-name="T18">Login to any data centre compute node.</text:span></text:p>
              </text:list-item>
              <text:list-item>
                <text:p text:style-name="P4"><text:span text:style-name="T19">If the rawspec_test </text:span><text:span text:style-name="T18">repository has not yet been installed, </text:span></text:p>
                <text:list>
                  <text:list-header>
                    <text:p><text:span text:style-name="T18">go to $HOME and `git clone …..`. </text:span></text:p>
                  </text:list-header>
                </text:list>
              </text:list-item>
              <text:list-item>
                <text:p text:style-name="P4"><text:span text:style-name="T18">Make sure that up-to-date blimpy and turbo_seti are installed under $HOME:</text:span></text:p>
                <text:list>
                  <text:list-header>
                    <text:p><text:span text:style-name="T20">`pip install -U --user blimpy`</text:span></text:p>
                    <text:p><text:span text:style-name="T20">`pip install -U --user turbo_seti`</text:span></text:p>
                  </text:list-header>
                </text:list>
                <text:p><text:span text:style-name="T18"/></text:p>
                <text:p><text:span text:style-name="T18">Note that none of this is dependent on a particular P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 (cont.)<text:line-break/>Generating the Baseline Data</text:p>
          </draw:text-box>
        </draw:frame>
        <draw:frame presentation:style-name="pr4" draw:text-style-name="P1" draw:layer="layout" svg:width="25.199cm" svg:height="7.864cm" svg:x="1.471cm" svg:y="5.471cm" presentation:class="outline" presentation:user-transformed="true">
          <draw:text-box>
            <text:list text:style-name="L2">
              <text:list-header>
                <text:p><text:span text:style-name="T21">IMPORTANT:</text:span><text:span text:style-name="T18"> This procedure is unnecessary for PR testing and has the potential to be disruptive.</text:span></text:p>
                <text:p><text:span text:style-name="T18"/></text:p>
              </text:list-header>
              <text:list-item>
                <text:p><text:span text:style-name="T18">Login to any data centre compute node.</text:span></text:p>
              </text:list-item>
              <text:list-item>
                <text:p><text:span text:style-name="T18">Go to $HOME/rawspec_testing/exec</text:span></text:p>
              </text:list-item>
              <text:list-item>
                <text:p><text:span text:style-name="T18">Run bash xinstall.sh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esting Detailed-level Design (cont.)<text:line-break/>New Pull Request</text:p>
          </draw:text-box>
        </draw:frame>
        <draw:frame presentation:style-name="pr4" draw:text-style-name="P1" draw:layer="layout" svg:width="25.199cm" svg:height="9.134cm" svg:x="1.4cm" svg:y="4.201cm" presentation:class="outline" presentation:user-transformed="true">
          <draw:text-box>
            <text:list text:style-name="L2">
              <text:list-item>
                <text:p><text:span text:style-name="T18">Evaluate the PR features, potential impact, and how it fits in the existing software base.</text:span></text:p>
              </text:list-item>
              <text:list-item>
                <text:p><text:span text:style-name="T18">Login to any data centre compute node.</text:span></text:p>
              </text:list-item>
              <text:list-item>
                <text:p><text:span text:style-name="T18">Go to $HOME/rawspec_testing/exec</text:span></text:p>
              </text:list-item>
              <text:list-item>
                <text:p><text:span text:style-name="T18">Edit the xprep.sh script to supply:</text:span></text:p>
                <text:list>
                  <text:list-item>
                    <text:p text:style-name="P6"><text:span text:style-name="T19">PR URL value for its default branch which </text:span><text:span text:style-name="T18">should end in “…../rawspec”.</text:span></text:p>
                  </text:list-item>
                  <text:list-item>
                    <text:p><text:span text:style-name="T18">Specific BRANCH name value.</text:span></text:p>
                  </text:list-item>
                </text:list>
              </text:list-item>
              <text:list-item>
                <text:p><text:span text:style-name="T18">Run bash xprep.sh. <text:s/>In the end, rawspec should have been built in $HOME/rawspec.</text:span></text:p>
              </text:list-item>
              <text:list-item>
                <text:p><text:span text:style-name="T18">Run bash xtest.sh <text:s/></text:span><text:span text:style-name="T22">&lt;GPU_ID (0, 2, 3, or 3)&gt;</text:span><text:span text:style-name="T23">. <text:s/>Hopefully, you will see the following message at the end:</text:span></text:p>
                <text:p><text:span text:style-name="T23"><text:s text:c="12"/></text:span><text:span text:style-name="T23">hh:mm:ss <text:s/>reviewer <text:s/>INFO <text:s/>*SUCCESS* - No errors reported.</text:span></text:p>
                <text:p><text:span text:style-name="T18"/></text:p>
                <text:p><text:span text:style-name="T18">Note that the bash scripts take care of the following:</text:span></text:p>
                <text:list>
                  <text:list-header>
                    <text:p><text:span text:style-name="T24">export PATH=$HOME/rawspec:$PATH</text:span></text:p>
                    <text:p><text:span text:style-name="T24">export LD_LIBRARY_PATH=$HOME/rawspec</text:span></text:p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xt Step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e last PR (#22) to be reviewed. <text:s/>Then, merge it as it has already been regression tested.</text:p>
              </text:list-item>
              <text:list-item>
                <text:p>Fork rawspec for integrating the FBH5 amendments.</text:p>
              </text:list-item>
              <text:list-item>
                <text:p>For all future PRs, follow the testing pla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14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6T08:37:56.482470148</meta:creation-date>
    <dc:date>2021-11-10T11:53:50.561666699</dc:date>
    <meta:editing-duration>PT3H25M45S</meta:editing-duration>
    <meta:editing-cycles>72</meta:editing-cycles>
    <meta:generator>LibreOffice/7.1.6.2$Linux_X86_64 LibreOffice_project/10$Build-2</meta:generator>
    <meta:document-statistic meta:object-count="56"/>
  </office:meta>
</office:document-meta>
</file>